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Accent_20_3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ambda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table:style-name="ce1" office:value-type="string" calcext:value-type="string">
            <text:p>E[X]</text:p>
          </table:table-cell>
          <table:table-cell table:style-name="ce3" table:formula="of:=lambda/(1-EXP(-lambda))" office:value-type="float" office:value="1.89436074592527" calcext:value-type="float">
            <text:p>1.8944</text:p>
          </table:table-cell>
        </table:table-row>
        <table:table-row table:style-name="ro1">
          <table:table-cell table:style-name="ce1" office:value-type="string" calcext:value-type="string">
            <text:p>Var[X]</text:p>
          </table:table-cell>
          <table:table-cell table:style-name="ce3" table:formula="of:=[.B2]*(1+lambda-[.B2])" office:value-type="float" office:value="1.05258119181436" calcext:value-type="float">
            <text:p>1.052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QRT([.B3])" office:value-type="float" office:value="1.02595379614014" calcext:value-type="float">
            <text:p>1.02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lambda; [.$A7])/((EXP(lambda)-1) * FACT([.$A7]))" office:value-type="float" office:value="0.444360745925273" calcext:value-type="float">
            <text:p>0.444360745925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lambda; [.$A8])/((EXP(lambda)-1) * FACT([.$A8]))" office:value-type="float" office:value="0.322161540795823" calcext:value-type="float">
            <text:p>0.322161540795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lambda; [.$A9])/((EXP(lambda)-1) * FACT([.$A9]))" office:value-type="float" office:value="0.155711411384648" calcext:value-type="float">
            <text:p>0.155711411384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lambda; [.$A10])/((EXP(lambda)-1) * FACT([.$A10]))" office:value-type="float" office:value="0.0564453866269348" calcext:value-type="float">
            <text:p>0.056445386626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lambda; [.$A11])/((EXP(lambda)-1) * FACT([.$A11]))" office:value-type="float" office:value="0.0163691621218111" calcext:value-type="float">
            <text:p>0.016369162121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lambda; [.$A12])/((EXP(lambda)-1) * FACT([.$A12]))" office:value-type="float" office:value="0.00395588084610434" calcext:value-type="float">
            <text:p>0.003955880846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lambda; [.$A13])/((EXP(lambda)-1) * FACT([.$A13]))" office:value-type="float" office:value="0.000819432460978757" calcext:value-type="float">
            <text:p>0.000819432460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lambda; [.$A14])/((EXP(lambda)-1) * FACT([.$A14]))" office:value-type="float" office:value="0.0001485221335524" calcext:value-type="float">
            <text:p>0.000148522133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lambda; [.$A15])/((EXP(lambda)-1) * FACT([.$A15]))" office:value-type="float" office:value="0.0000239285659612199" calcext:value-type="float">
            <text:p>2.39285659612199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lambda; [.$A16])/((EXP(lambda)-1) * FACT([.$A16]))" office:value-type="float" office:value="0.00000346964206437689" calcext:value-type="float">
            <text:p>3.46964206437689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lambda; [.$A17])/((EXP(lambda)-1) * FACT([.$A17]))" office:value-type="float" office:value="0.000000457361908486045" calcext:value-type="float">
            <text:p>4.57361908486045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lambda; [.$A18])/((EXP(lambda)-1) * FACT([.$A18]))" office:value-type="float" office:value="0.0000000552645639420638" calcext:value-type="float">
            <text:p>5.52645639420638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lambda; [.$A19])/((EXP(lambda)-1) * FACT([.$A19]))" office:value-type="float" office:value="0.00000000616412443969173" calcext:value-type="float">
            <text:p>6.16412443969173E-09</text:p>
          </table:table-cell>
        </table:table-row>
        <table:table-row table:style-name="ro1" table:number-rows-repeated="104855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lambda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="Fira Sans" fo:font-family="'Fira Sans'" style:font-style-name="Regular" style:font-family-generic="swiss" style:font-pitch="variable" fo:font-size="12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6:19:20.69121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6:19:21.152888555</meta:creation-date>
    <dc:title>kjb</dc:title>
    <meta:editing-duration>PT54M7S</meta:editing-duration>
    <meta:editing-cycles>4</meta:editing-cycles>
    <meta:generator>LibreOffice/6.4.5.2$Linux_X86_64 LibreOffice_project/40$Build-2</meta:generator>
    <dc:date>2020-09-07T18:14:10.275060194</dc:date>
    <meta:document-statistic meta:table-count="1" meta:cell-count="36" meta:object-count="0"/>
    <meta:template xlink:type="simple" xlink:actuate="onRequest" xlink:title="kjb" xlink:href="../../../../../Templates/kjb1.ots" meta:date="2020-09-07T16:19:20.724442511"/>
  </office:meta>
</office:document-meta>
</file>